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5f9d0" officeooo:paragraph-rsid="0005f9d0"/>
    </style:style>
    <style:style style:name="P2" style:family="paragraph" style:parent-style-name="Text_20_body">
      <style:text-properties style:text-underline-style="solid" style:text-underline-width="auto" style:text-underline-color="font-color" officeooo:rsid="000905ee" officeooo:paragraph-rsid="000905ee"/>
    </style:style>
    <style:style style:name="P3" style:family="paragraph" style:parent-style-name="Text_20_body">
      <style:text-properties style:text-underline-style="none" officeooo:rsid="000a85c2" officeooo:paragraph-rsid="000a85c2"/>
    </style:style>
    <style:style style:name="P4" style:family="paragraph" style:parent-style-name="Text_20_body">
      <style:text-properties style:text-underline-style="none" officeooo:rsid="000b9cdd" officeooo:paragraph-rsid="000b9cdd"/>
    </style:style>
    <style:style style:name="P5" style:family="paragraph" style:parent-style-name="Text_20_body">
      <style:text-properties style:text-underline-style="none" officeooo:rsid="000d65a6" officeooo:paragraph-rsid="000d65a6"/>
    </style:style>
    <style:style style:name="P6" style:family="paragraph" style:parent-style-name="Text_20_body">
      <style:text-properties style:text-underline-style="none" officeooo:rsid="000e24bb" officeooo:paragraph-rsid="000e24bb"/>
    </style:style>
    <style:style style:name="P7" style:family="paragraph" style:parent-style-name="Text_20_body">
      <style:text-properties style:text-underline-style="none" officeooo:rsid="000f6b8c" officeooo:paragraph-rsid="000f6b8c"/>
    </style:style>
    <style:style style:name="P8" style:family="paragraph" style:parent-style-name="Text_20_body">
      <style:text-properties style:text-underline-style="none" officeooo:rsid="0011276e" officeooo:paragraph-rsid="0011276e"/>
    </style:style>
    <style:style style:name="P9" style:family="paragraph" style:parent-style-name="Text_20_body">
      <style:text-properties style:text-underline-style="none" officeooo:rsid="00119389" officeooo:paragraph-rsid="00119389"/>
    </style:style>
    <style:style style:name="P10" style:family="paragraph" style:parent-style-name="Text_20_body">
      <style:text-properties style:text-underline-style="none" officeooo:rsid="00124427" officeooo:paragraph-rsid="00124427"/>
    </style:style>
    <style:style style:name="P11" style:family="paragraph" style:parent-style-name="Text_20_body">
      <style:text-properties style:text-underline-style="none" officeooo:rsid="001277ea" officeooo:paragraph-rsid="001277ea"/>
    </style:style>
    <style:style style:name="P12" style:family="paragraph" style:parent-style-name="Text_20_body">
      <style:text-properties style:text-underline-style="none" officeooo:rsid="0013a45c" officeooo:paragraph-rsid="0013a45c"/>
    </style:style>
    <style:style style:name="P13" style:family="paragraph" style:parent-style-name="Text_20_body">
      <style:text-properties style:text-underline-style="none" officeooo:rsid="00145b55" officeooo:paragraph-rsid="00145b55"/>
    </style:style>
    <style:style style:name="P14" style:family="paragraph" style:parent-style-name="Text_20_body">
      <style:text-properties style:text-underline-style="none" officeooo:rsid="00243483" officeooo:paragraph-rsid="00243483"/>
    </style:style>
    <style:style style:name="P15" style:family="paragraph" style:parent-style-name="Text_20_body">
      <style:text-properties style:text-underline-style="none" officeooo:rsid="002c6d77" officeooo:paragraph-rsid="002c6d77"/>
    </style:style>
    <style:style style:name="P16" style:family="paragraph" style:parent-style-name="Text_20_body">
      <style:text-properties style:text-underline-style="none" officeooo:rsid="002c6d77" officeooo:paragraph-rsid="00323282"/>
    </style:style>
    <style:style style:name="P17" style:family="paragraph" style:parent-style-name="Text_20_body">
      <style:text-properties style:text-underline-style="none" officeooo:rsid="0031a2e9" officeooo:paragraph-rsid="0031a2e9"/>
    </style:style>
    <style:style style:name="P18" style:family="paragraph" style:parent-style-name="Text_20_body" style:list-style-name="L1">
      <style:text-properties style:text-underline-style="none" officeooo:rsid="0031a2e9" officeooo:paragraph-rsid="0031a2e9"/>
    </style:style>
    <style:style style:name="P19" style:family="paragraph" style:parent-style-name="Text_20_body" style:list-style-name="L1">
      <style:text-properties style:text-underline-style="none" officeooo:rsid="00330d57" officeooo:paragraph-rsid="00330d57"/>
    </style:style>
    <style:style style:name="P20" style:family="paragraph" style:parent-style-name="Text_20_body">
      <style:text-properties style:text-underline-style="none" officeooo:rsid="003603a5" officeooo:paragraph-rsid="003603a5"/>
    </style:style>
    <style:style style:name="P21" style:family="paragraph" style:parent-style-name="Text_20_body" style:list-style-name="L2">
      <style:text-properties style:text-underline-style="none" officeooo:rsid="003603a5" officeooo:paragraph-rsid="003603a5"/>
    </style:style>
    <style:style style:name="P22" style:family="paragraph" style:parent-style-name="Text_20_body" style:list-style-name="L2">
      <style:text-properties style:text-underline-style="none" officeooo:rsid="00374ff1" officeooo:paragraph-rsid="00374ff1"/>
    </style:style>
    <style:style style:name="P23" style:family="paragraph" style:parent-style-name="Text_20_body" style:list-style-name="L2">
      <style:text-properties style:text-underline-style="none" officeooo:rsid="0037c476" officeooo:paragraph-rsid="0037c476"/>
    </style:style>
    <style:style style:name="P24" style:family="paragraph" style:parent-style-name="Text_20_body">
      <style:text-properties style:text-underline-style="none" officeooo:rsid="003af0bd" officeooo:paragraph-rsid="003af0bd"/>
    </style:style>
    <style:style style:name="P25" style:family="paragraph" style:parent-style-name="Text_20_body">
      <style:text-properties style:text-underline-style="none" officeooo:rsid="0043c38d" officeooo:paragraph-rsid="0043c38d"/>
    </style:style>
    <style:style style:name="P26" style:family="paragraph" style:parent-style-name="Text_20_body">
      <style:text-properties style:text-underline-style="none" officeooo:rsid="004636d4" officeooo:paragraph-rsid="004636d4"/>
    </style:style>
    <style:style style:name="P27" style:family="paragraph" style:parent-style-name="Text_20_body">
      <style:text-properties style:text-underline-style="none" officeooo:rsid="004889cd" officeooo:paragraph-rsid="004889cd"/>
    </style:style>
    <style:style style:name="P28" style:family="paragraph" style:parent-style-name="Text_20_body">
      <style:text-properties style:text-underline-style="none" officeooo:rsid="004bbf13" officeooo:paragraph-rsid="004bbf13"/>
    </style:style>
    <style:style style:name="P29" style:family="paragraph" style:parent-style-name="Text_20_body">
      <style:text-properties style:text-underline-style="none" officeooo:rsid="004e1f58" officeooo:paragraph-rsid="004e1f58"/>
    </style:style>
    <style:style style:name="P30" style:family="paragraph" style:parent-style-name="Text_20_body">
      <style:text-properties style:text-underline-style="none" officeooo:rsid="004f720d" officeooo:paragraph-rsid="004f720d"/>
    </style:style>
    <style:style style:name="P31" style:family="paragraph" style:parent-style-name="Text_20_body">
      <style:text-properties style:text-underline-style="none" officeooo:rsid="00527b5c" officeooo:paragraph-rsid="00527b5c"/>
    </style:style>
    <style:style style:name="P32" style:family="paragraph" style:parent-style-name="Text_20_body">
      <style:text-properties style:text-underline-style="none" officeooo:rsid="005629e6" officeooo:paragraph-rsid="005629e6"/>
    </style:style>
    <style:style style:name="P33" style:family="paragraph" style:parent-style-name="Text_20_body">
      <style:text-properties style:text-underline-style="none" officeooo:rsid="005b6ff1" officeooo:paragraph-rsid="005b6ff1"/>
    </style:style>
    <style:style style:name="P34" style:family="paragraph" style:parent-style-name="Text_20_body">
      <style:text-properties style:text-underline-style="none" officeooo:rsid="005e3de9" officeooo:paragraph-rsid="005e3de9"/>
    </style:style>
    <style:style style:name="P35" style:family="paragraph" style:parent-style-name="Text_20_body">
      <style:text-properties style:text-underline-style="none" officeooo:rsid="0060a2d3" officeooo:paragraph-rsid="0060a2d3"/>
    </style:style>
    <style:style style:name="P36" style:family="paragraph" style:parent-style-name="Text_20_body">
      <style:text-properties style:text-underline-style="none" officeooo:rsid="0064155a" officeooo:paragraph-rsid="0064155a"/>
    </style:style>
    <style:style style:name="P37" style:family="paragraph" style:parent-style-name="Text_20_body">
      <style:text-properties style:text-underline-style="none" officeooo:rsid="00660fd9" officeooo:paragraph-rsid="00660fd9"/>
    </style:style>
    <style:style style:name="P38" style:family="paragraph" style:parent-style-name="Text_20_body">
      <style:text-properties style:text-underline-style="none" officeooo:rsid="006be1bc" officeooo:paragraph-rsid="006be1bc"/>
    </style:style>
    <style:style style:name="P39" style:family="paragraph" style:parent-style-name="Text_20_body">
      <style:text-properties style:text-underline-style="none" officeooo:rsid="006f668c" officeooo:paragraph-rsid="006f668c"/>
    </style:style>
    <style:style style:name="P40" style:family="paragraph" style:parent-style-name="Text_20_body">
      <style:text-properties style:text-underline-style="none" officeooo:rsid="00721112" officeooo:paragraph-rsid="00721112"/>
    </style:style>
    <style:style style:name="P41" style:family="paragraph" style:parent-style-name="Text_20_body">
      <style:text-properties style:text-underline-style="none" officeooo:rsid="007434a3" officeooo:paragraph-rsid="007434a3"/>
    </style:style>
    <style:style style:name="P42" style:family="paragraph" style:parent-style-name="Text_20_body">
      <style:text-properties style:text-underline-style="none" officeooo:rsid="00775123" officeooo:paragraph-rsid="00775123"/>
    </style:style>
    <style:style style:name="P43" style:family="paragraph" style:parent-style-name="Text_20_body">
      <style:text-properties style:text-underline-style="none" officeooo:rsid="007a1124" officeooo:paragraph-rsid="007a1124"/>
    </style:style>
    <style:style style:name="P44" style:family="paragraph" style:parent-style-name="Text_20_body">
      <style:text-properties officeooo:rsid="00176515" officeooo:paragraph-rsid="00176515"/>
    </style:style>
    <style:style style:name="P45" style:family="paragraph" style:parent-style-name="Title">
      <style:text-properties officeooo:rsid="0005f9d0" officeooo:paragraph-rsid="0005f9d0"/>
    </style:style>
    <style:style style:name="T1" style:family="text">
      <style:text-properties officeooo:rsid="001876d8"/>
    </style:style>
    <style:style style:name="T2" style:family="text">
      <style:text-properties officeooo:rsid="0019ba7c"/>
    </style:style>
    <style:style style:name="T3" style:family="text">
      <style:text-properties officeooo:rsid="001a6a6c"/>
    </style:style>
    <style:style style:name="T4" style:family="text">
      <style:text-properties officeooo:rsid="001c0d22"/>
    </style:style>
    <style:style style:name="T5" style:family="text">
      <style:text-properties officeooo:rsid="001d3db9"/>
    </style:style>
    <style:style style:name="T6" style:family="text">
      <style:text-properties officeooo:rsid="001f3807"/>
    </style:style>
    <style:style style:name="T7" style:family="text">
      <style:text-properties officeooo:rsid="002121b7"/>
    </style:style>
    <style:style style:name="T8" style:family="text">
      <style:text-properties officeooo:rsid="0022c46d"/>
    </style:style>
    <style:style style:name="T9" style:family="text">
      <style:text-properties officeooo:rsid="00258201"/>
    </style:style>
    <style:style style:name="T10" style:family="text">
      <style:text-properties officeooo:rsid="00273e3e"/>
    </style:style>
    <style:style style:name="T11" style:family="text">
      <style:text-properties officeooo:rsid="0029a26c"/>
    </style:style>
    <style:style style:name="T12" style:family="text">
      <style:text-properties officeooo:rsid="002b0a6a"/>
    </style:style>
    <style:style style:name="T13" style:family="text">
      <style:text-properties officeooo:rsid="002e0cc1"/>
    </style:style>
    <style:style style:name="T14" style:family="text">
      <style:text-properties officeooo:rsid="002fbf10"/>
    </style:style>
    <style:style style:name="T15" style:family="text">
      <style:text-properties officeooo:rsid="0031f41a"/>
    </style:style>
    <style:style style:name="T16" style:family="text">
      <style:text-properties officeooo:rsid="0034e765"/>
    </style:style>
    <style:style style:name="T17" style:family="text">
      <style:text-properties officeooo:rsid="003c8fce"/>
    </style:style>
    <style:style style:name="T18" style:family="text">
      <style:text-properties officeooo:rsid="003d1c57"/>
    </style:style>
    <style:style style:name="T19" style:family="text">
      <style:text-properties officeooo:rsid="003f5ea3"/>
    </style:style>
    <style:style style:name="T20" style:family="text">
      <style:text-properties officeooo:rsid="003f979f"/>
    </style:style>
    <style:style style:name="T21" style:family="text">
      <style:text-properties officeooo:rsid="0040bec4"/>
    </style:style>
    <style:style style:name="T22" style:family="text">
      <style:text-properties officeooo:rsid="0042a0a6"/>
    </style:style>
    <style:style style:name="T23" style:family="text">
      <style:text-properties style:text-position="super 58%" officeooo:rsid="0042a0a6"/>
    </style:style>
    <style:style style:name="T24" style:family="text">
      <style:text-properties officeooo:rsid="0046801b"/>
    </style:style>
    <style:style style:name="T25" style:family="text">
      <style:text-properties officeooo:rsid="0047556c"/>
    </style:style>
    <style:style style:name="T26" style:family="text">
      <style:text-properties officeooo:rsid="00490632"/>
    </style:style>
    <style:style style:name="T27" style:family="text">
      <style:text-properties officeooo:rsid="004a5e8f"/>
    </style:style>
    <style:style style:name="T28" style:family="text">
      <style:text-properties officeooo:rsid="004a9e4a"/>
    </style:style>
    <style:style style:name="T29" style:family="text">
      <style:text-properties officeooo:rsid="004bcc1f"/>
    </style:style>
    <style:style style:name="T30" style:family="text">
      <style:text-properties officeooo:rsid="004e524b"/>
    </style:style>
    <style:style style:name="T31" style:family="text">
      <style:text-properties officeooo:rsid="005011e5"/>
    </style:style>
    <style:style style:name="T32" style:family="text">
      <style:text-properties officeooo:rsid="00536bac"/>
    </style:style>
    <style:style style:name="T33" style:family="text">
      <style:text-properties officeooo:rsid="00540480"/>
    </style:style>
    <style:style style:name="T34" style:family="text">
      <style:text-properties officeooo:rsid="00580cb5"/>
    </style:style>
    <style:style style:name="T35" style:family="text">
      <style:text-properties officeooo:rsid="005c6acc"/>
    </style:style>
    <style:style style:name="T36" style:family="text">
      <style:text-properties officeooo:rsid="006003f9"/>
    </style:style>
    <style:style style:name="T37" style:family="text">
      <style:text-properties officeooo:rsid="00601206"/>
    </style:style>
    <style:style style:name="T38" style:family="text">
      <style:text-properties officeooo:rsid="0063a84f"/>
    </style:style>
    <style:style style:name="T39" style:family="text">
      <style:text-properties officeooo:rsid="00654a22"/>
    </style:style>
    <style:style style:name="T40" style:family="text">
      <style:text-properties officeooo:rsid="00675b34"/>
    </style:style>
    <style:style style:name="T41" style:family="text">
      <style:text-properties officeooo:rsid="006a5f2e"/>
    </style:style>
    <style:style style:name="T42" style:family="text">
      <style:text-properties officeooo:rsid="006a8508"/>
    </style:style>
    <style:style style:name="T43" style:family="text">
      <style:text-properties officeooo:rsid="006c9568"/>
    </style:style>
    <style:style style:name="T44" style:family="text">
      <style:text-properties officeooo:rsid="006dbf4a"/>
    </style:style>
    <style:style style:name="T45" style:family="text">
      <style:text-properties officeooo:rsid="00736bcb"/>
    </style:style>
    <style:style style:name="T46" style:family="text">
      <style:text-properties officeooo:rsid="00738dd0"/>
    </style:style>
    <style:style style:name="T47" style:family="text">
      <style:text-properties officeooo:rsid="0075ee49"/>
    </style:style>
    <style:style style:name="T48" style:family="text">
      <style:text-properties officeooo:rsid="00761d4b"/>
    </style:style>
    <style:style style:name="T49" style:family="text">
      <style:text-properties officeooo:rsid="00780d95"/>
    </style:style>
    <style:style style:name="T50" style:family="text">
      <style:text-properties officeooo:rsid="00785e87"/>
    </style:style>
    <style:style style:name="T51" style:family="text">
      <style:text-properties officeooo:rsid="007a40e7"/>
    </style:style>
    <style:style style:name="T52" style:family="text">
      <style:text-properties officeooo:rsid="007a83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Persistence</text:p>
      <text:p text:style-name="P1">Flash-based SSDs</text:p>
      <text:p text:style-name="P44">A new form of persistent storage, the solid-state storage <text:span text:style-name="T1">without mechanical parts like hardrives. Instead, they are built upon transistors, </text:span><text:span text:style-name="T2">like memory and processors. </text:span><text:span text:style-name="T3">The technology we’ll focus on is known as flash, </text:span><text:span text:style-name="T4">more specifically NAND-</text:span><text:span text:style-name="T5">based </text:span><text:span text:style-name="T4">flash. </text:span><text:span text:style-name="T7">To write to a given chunk of it </text:span><text:span text:style-name="T8">(flash page)</text:span><text:span text:style-name="T7">, you first have to erase a bigger chunk (flash block). </text:span><text:span text:style-name="T4"><text:s/></text:span><text:span text:style-name="T6">Writing to often to a flash page will cause it to wear out. </text:span></text:p>
      <text:p text:style-name="P2">The Crux: How Do We Build A Flash-Based SSD?</text:p>
      <text:p text:style-name="P3">44.1 Storing A Single Bit</text:p>
      <text:p text:style-name="P14">The level of charge in a transistor is mapped to a binary value. <text:span text:style-name="T9">There are single-level cell flashes </text:span><text:span text:style-name="T10">(SLC)</text:span><text:span text:style-name="T9"> and multi-level cell flashes (MLCs). </text:span><text:span text:style-name="T11">SLCs have a single bit stored within each transistor. </text:span><text:span text:style-name="T12">Overall SLC chips achieve higher performance and are more expensive. </text:span></text:p>
      <text:p text:style-name="P4">44.2 From Bits To Banks / Planes</text:p>
      <text:p text:style-name="P15">Flash chips are organized into banks or planes which consists of a large number of cells. <text:span text:style-name="T13">A bank is accessed in 2 different sized units, blocks </text:span><text:span text:style-name="T14">(128, 256 KB)</text:span><text:span text:style-name="T13"> and pages </text:span><text:span text:style-name="T14">(few KB, e.g. 4 KB). </text:span></text:p>
      <text:p text:style-name="P17">So the hierarchy is: </text:p>
      <text:list xml:id="list3263478502" text:style-name="L1">
        <text:list-item>
          <text:p text:style-name="P18">Banks</text:p>
        </text:list-item>
        <text:list-item>
          <text:p text:style-name="P18">Blocks</text:p>
        </text:list-item>
        <text:list-item>
          <text:p text:style-name="P18">Pages</text:p>
        </text:list-item>
        <text:list-item>
          <text:p text:style-name="P19">cells (bits – <text:span text:style-name="T16">binar value)</text:span></text:p>
        </text:list-item>
      </text:list>
      <text:p text:style-name="P16"><text:span text:style-name="T15">See Figure 44.1 p. 564 for example. </text:span></text:p>
      <text:p text:style-name="P5">44.3 Basic Flash Operations</text:p>
      <text:p text:style-name="P20">Given the flash organization, there arae three low-level operations that a slash chip supports: </text:p>
      <text:list xml:id="list2476564493" text:style-name="L2">
        <text:list-item>
          <text:p text:style-name="P21">Read (a page) – <text:span text:style-name="T17">A fast operation (usually around a tenth of a microsecond. The device is a random access device due to its ability of this quickly being able to access any location uniformaly quick. </text:span></text:p>
        </text:list-item>
        <text:list-item>
          <text:p text:style-name="P22">Erase (a block) – <text:span text:style-name="T18">Detroys the content of the block at which which the page we want to write to lies in. Before making an erase we must be certain that data we care about is copied elsewhere. Erase command is quite expensive (few milliseconds). </text:span></text:p>
        </text:list-item>
        <text:list-item>
          <text:p text:style-name="P23">Program (a page) – <text:span text:style-name="T19">Once a block has been erase, the program command can be used to turn some of the 1’s within a page to 0’s </text:span><text:span text:style-name="T20">and write the desired contents of a page to the flash. </text:span><text:span text:style-name="T21">Programming is less costly than reading a page </text:span><text:span text:style-name="T22">(100</text:span><text:span text:style-name="T23">th</text:span><text:span text:style-name="T22"> of a millisecond). </text:span></text:p>
        </text:list-item>
      </text:list>
      <text:p text:style-name="P24">Read command is used to read a page form the flash, erase and program are used in tandem to write. </text:p>
      <text:p text:style-name="P25">Example is provided on page 565 – 566.</text:p>
      <text:p text:style-name="P6"><text:soft-page-break/>44.4 Flash Performance And Reliability</text:p>
      <text:p text:style-name="P26">To get a good write performance you must use multiple flash chips in parallel. <text:span text:style-name="T24">Erases are wuite expensive and how they are treated is central in modern flash storage design. </text:span><text:span text:style-name="T25">Flash chips are purs silicon and have fewer reliability issues to worry about compared to mechanical disks. </text:span></text:p>
      <text:p text:style-name="P27">The primary concearn is wea<text:span text:style-name="T26">r out. </text:span><text:span text:style-name="T27">The wear is about a fraction extra charge everytime a value is changed which in the long run can lead to that a charge may be hard to determine whether it <text:s/>is a o or a 1. </text:span><text:span text:style-name="T28">A typical liftime is that a block can be erased ad programmes around 10000 time before failing. <text:s/></text:span></text:p>
      <text:p text:style-name="P28">Another reliability problem is disturbance. <text:span text:style-name="T29">When accessing a page within the flash, it is possible that some bits get flipped in neighboring pages, such flips are knoown as read disturbs or program disturbs. </text:span></text:p>
      <text:p text:style-name="P7">44.5 From Raw Flash to Flash-Based SSDs</text:p>
      <text:p text:style-name="P29">Internally an SSD consists of some number of lash chips and also some amount of volatile memory useful for caching, buffering of data aswell as for mapping tables. An SSD also contains control logic to orchestrate device operation. The essential function of the control logic is to translate client read &amp; writes into internal flash operations, <text:span text:style-name="T30">this is done though the flash translation layer (FTL). </text:span></text:p>
      <text:p text:style-name="P30">To improve performance, multiple flash chips can be utilized in parallel. <text:span text:style-name="T31">Another performance goals is to reduce amplification, defined as the total write traffic issued to the flash divided by the total write traffic issued by the client to the SSD. </text:span></text:p>
      <text:p text:style-name="P31">High reliability is achieved through combination of a few techniques. One is called wear leveling and is a technique to make all the blocks of a device wear out at roughly the same time. <text:span text:style-name="T32">Also the minimization of program disturbancem this is done by the FTL by program pages within an erased block in order, from loww page to high page. </text:span><text:span text:style-name="T33">This sequential approch, minimizes disturbance and is widely utilized. </text:span></text:p>
      <text:p text:style-name="P8">44.6 FTL Organization: A Bad Approach</text:p>
      <text:p text:style-name="P32">A direct-mapped FTL is a bad idea <text:span text:style-name="T34">since it introduces a lot of problems. </text:span></text:p>
      <text:p text:style-name="P8">44.7 A Log-Structured FTL</text:p>
      <text:p text:style-name="P33">Most FTLs today are log structured. <text:span text:style-name="T35">This is useful in both storage devices and file systems.</text:span></text:p>
      <text:p text:style-name="P34">Upon a write to logical block N, the device appends the write to the next free spot in the currently-being-ritten-to block, <text:span text:style-name="T36">a style called logging. </text:span><text:span text:style-name="T37">To allow for subsequent reads of block N, the device keeps a mapping table storing a physical address of each logical block in the system. </text:span></text:p>
      <text:p text:style-name="P35">To a client a log structured FTL looks like a typical disk <text:span text:style-name="T38">(read-write 512-sectors). </text:span></text:p>
      <text:p text:style-name="P36">See examples! <text:span text:style-name="T39">p. 570 – 572.</text:span></text:p>
      <text:p text:style-name="P9">44.8 Garbage Collection</text:p>
      <text:p text:style-name="P41">The first cost of a log-structured approach is that garbage is being created. <text:span text:style-name="T47">Therefore, garbage collection must be performed. </text:span><text:span text:style-name="T48">The process of finding garbage blocks (dead blocks) and reclaiming them for future use is called garbage collection. </text:span></text:p>
      <text:p text:style-name="P10">44.9 Mapping Table Size</text:p>
      <text:p text:style-name="P42"><text:soft-page-break/>The second cost of a log-structured approach is the potential for extremely large mapping tables, with one entry fpr each 4 KB page of the device. <text:span text:style-name="T49">For a 1 TB large SSD, 1 GB must be used for mappings →</text:span><text:span text:style-name="T50"> Page-level FTL scheme is impractical. </text:span></text:p>
      <text:p text:style-name="P43">Instead we instroduce block-based mapping,<text:span text:style-name="T51"> hybrid mapping </text:span><text:span text:style-name="T52">and page mapping plus caching.</text:span></text:p>
      <text:p text:style-name="P11">44.10 Wear Leveling</text:p>
      <text:p text:style-name="P37">Spreading work across all the blocks of the device evenly. <text:span text:style-name="T40">The basic log-structuring approach does a good initial job of spreading out write load, and garbage collection helps too. </text:span><text:span text:style-name="T41">To remedy the problem of long-lived data, the FTL must periodically read all the live data out of such blocks and re-write it elsewhere, making the block available for writes again. </text:span><text:span text:style-name="T42">The process of wear leveling increases the write amplification and there are many algorithms for managing this. </text:span></text:p>
      <text:p text:style-name="P12">44.11 SSD Performance And Cost</text:p>
      <text:p text:style-name="P38">There are no mechanical part in an SSD so it is faster than a HDD and similar to a DRAM <text:span text:style-name="T43">in the sense of that they are “random access” devices. </text:span><text:span text:style-name="T44">Comparing an SSD with a HDD, sequentially, there are not much of a difference (slightly better for reads and writes), however, the random access is MUCH better on the SSD (both read &amp; write). </text:span></text:p>
      <text:p text:style-name="P39">SSDs, however, are more expensive compared to HDD. Cost per unit of capacity is more expensive. If performance is the main concearn, SSD is an obvious choice. But in larger data centers with massive amounts of information will drive you to HDDs. There are also hybrid approaches using SSDs for “hot” data and HDDs for “colder” data. <text:s/></text:p>
      <text:p text:style-name="P13">44.12 Summary</text:p>
      <text:p text:style-name="P40">This is just the tip of an iceberg, an introduction to more modern state of the art persistent sto<text:span text:style-name="T45">rage, </text:span><text:span text:style-name="T46">SSD are established today in laptops, desktops, and servers inside datacenters.</text:span></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5T15:20:42.113272947</meta:creation-date>
    <dc:date>2020-12-25T18:28:45.151182447</dc:date>
    <meta:editing-duration>PT2H56M58S</meta:editing-duration>
    <meta:editing-cycles>109</meta:editing-cycles>
    <meta:generator>LibreOffice/6.4.6.2$Linux_X86_64 LibreOffice_project/40$Build-2</meta:generator>
    <meta:document-statistic meta:table-count="0" meta:image-count="0" meta:object-count="0" meta:page-count="3" meta:paragraph-count="48" meta:word-count="1147" meta:character-count="6625" meta:non-whitespace-character-count="5499"/>
  </office:meta>
</office:document-meta>
</file>